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909cm" fo:min-width="5.08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588cm" svg:height="2.159cm" svg:x="12.548cm" svg:y="1.73cm">
          <text:p text:style-name="P1">Weight: 0</text:p>
          <text:p text:style-name="P1">Value: 0</text:p>
          <text:p text:style-name="P1">UB: 100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.588cm" svg:height="2.159cm" svg:x="8.865cm" svg:y="5.413cm">
          <text:p text:style-name="P1">Weight: 3</text:p>
          <text:p text:style-name="P1">Value: 30</text:p>
          <text:p text:style-name="P1">UB: 79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.588cm" svg:height="2.159cm" svg:x="16.231cm" svg:y="5.413cm">
          <text:p text:style-name="P1">Weight: 0</text:p>
          <text:p text:style-name="P1">Value: 0</text:p>
          <text:p text:style-name="P1">UB: 70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.588cm" svg:height="2.159cm" svg:x="5.563cm" svg:y="9.985cm">
          <text:p text:style-name="P1">Weight: 9</text:p>
          <text:p text:style-name="P1">Value: 72</text:p>
          <text:p text:style-name="P1">UB: 77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5.588cm" svg:height="2.159cm" svg:x="11.532cm" svg:y="9.985cm">
          <text:p text:style-name="P1">Weight: 3</text:p>
          <text:p text:style-name="P1">Value: 30</text:p>
          <text:p text:style-name="P1">UB: 65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5.342cm" svg:y1="3.889cm" svg:x2="11.659cm" svg:y2="5.413cm" draw:start-shape="id1" draw:start-glue-point="2" draw:end-shape="id2" draw:end-glue-point="0" svg:d="M15342 3889l-3683 1524" svg:viewBox="0 0 3684 1525">
          <text:p/>
        </draw:connector>
        <draw:connector draw:style-name="gr2" draw:text-style-name="P2" draw:layer="layout" draw:type="line" svg:x1="15.342cm" svg:y1="3.889cm" svg:x2="19.025cm" svg:y2="5.413cm" draw:start-shape="id1" draw:start-glue-point="2" draw:end-shape="id3" draw:end-glue-point="0" svg:d="M15342 3889l3683 1524" svg:viewBox="0 0 3684 1525">
          <text:p/>
        </draw:connector>
        <draw:connector draw:style-name="gr2" draw:text-style-name="P2" draw:layer="layout" draw:type="line" svg:x1="11.659cm" svg:y1="7.572cm" svg:x2="8.357cm" svg:y2="9.985cm" draw:start-shape="id2" draw:start-glue-point="2" draw:end-shape="id4" draw:end-glue-point="0" svg:d="M11659 7572l-3302 2413" svg:viewBox="0 0 3303 2414">
          <text:p/>
        </draw:connector>
        <draw:connector draw:style-name="gr2" draw:text-style-name="P2" draw:layer="layout" draw:type="line" svg:x1="11.659cm" svg:y1="7.572cm" svg:x2="14.326cm" svg:y2="9.985cm" draw:start-shape="id2" draw:start-glue-point="2" draw:end-shape="id5" draw:end-glue-point="0" svg:d="M11659 7572l2667 2413" svg:viewBox="0 0 2668 2414">
          <text:p/>
        </draw:connector>
        <draw:frame draw:style-name="gr3" draw:text-style-name="P3" draw:layer="layout" svg:width="3.783cm" svg:height="0.962cm" svg:x="8.484cm" svg:y="4.397cm">
          <draw:text-box>
            <text:p>Take Item 1</text:p>
          </draw:text-box>
        </draw:frame>
        <draw:frame draw:style-name="gr3" draw:text-style-name="P3" draw:layer="layout" svg:width="3.745cm" svg:height="0.962cm" svg:x="4.866cm" svg:y="9.096cm">
          <draw:text-box>
            <text:p>Take item 2</text:p>
          </draw:text-box>
        </draw:frame>
        <draw:custom-shape draw:style-name="gr1" draw:text-style-name="P2" xml:id="id6" draw:id="id6" draw:layer="layout" svg:width="5.588cm" svg:height="2.159cm" svg:x="2.651cm" svg:y="13.668cm">
          <text:p text:style-name="P1">Weight: 11</text:p>
          <text:p text:style-name="P1">Value: N/A</text:p>
          <text:p text:style-name="P1">UB: N/A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5.588cm" svg:height="2.159cm" svg:x="8.62cm" svg:y="13.668cm">
          <text:p text:style-name="P1">Weight: 9</text:p>
          <text:p text:style-name="P1">Value: 72</text:p>
          <text:p text:style-name="P1">UB: 77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8.357cm" svg:y1="12.144cm" svg:x2="5.445cm" svg:y2="13.668cm" draw:start-shape="id4" draw:start-glue-point="2" draw:end-shape="id6" draw:end-glue-point="0" svg:d="M8357 12144l-2912 1524" svg:viewBox="0 0 2913 1525">
          <text:p/>
        </draw:connector>
        <draw:connector draw:style-name="gr2" draw:text-style-name="P2" draw:layer="layout" draw:type="line" svg:x1="8.357cm" svg:y1="12.144cm" svg:x2="11.414cm" svg:y2="13.668cm" draw:start-shape="id4" draw:start-glue-point="2" draw:end-shape="id7" draw:end-glue-point="0" svg:d="M8357 12144l3057 1524" svg:viewBox="0 0 3058 1525">
          <text:p/>
        </draw:connector>
        <draw:frame draw:style-name="gr3" draw:text-style-name="P3" draw:layer="layout" svg:width="5.26cm" svg:height="0.962cm" svg:x="11.098cm" svg:y="12.652cm">
          <draw:text-box>
            <text:p>Don’t take item 3</text:p>
          </draw:text-box>
        </draw:frame>
        <draw:line draw:style-name="gr2" draw:text-style-name="P2" draw:layer="layout" svg:x1="3.658cm" svg:y1="12.906cm" svg:x2="6.706cm" svg:y2="16.208cm">
          <text:p/>
        </draw:line>
        <draw:line draw:style-name="gr2" draw:text-style-name="P2" draw:layer="layout" svg:x1="7.214cm" svg:y1="13.16cm" svg:x2="4.801cm" svg:y2="16.081cm">
          <text:p/>
        </draw:line>
        <draw:custom-shape draw:style-name="gr1" draw:text-style-name="P2" xml:id="id9" draw:id="id9" draw:layer="layout" svg:width="5.588cm" svg:height="2.159cm" svg:x="5.69cm" svg:y="17.478cm">
          <text:p text:style-name="P1">Weight: 12</text:p>
          <text:p text:style-name="P1">Value: N/A</text:p>
          <text:p text:style-name="P1">UB: N/A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5.588cm" svg:height="2.159cm" svg:x="11.659cm" svg:y="17.478cm">
          <text:p text:style-name="P1">Weight: 9</text:p>
          <text:p text:style-name="P1">Value: 72</text:p>
          <text:p text:style-name="P1">UB: 72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1.405cm" svg:y1="15.827cm" svg:x2="8.484cm" svg:y2="17.478cm" draw:start-shape="id8" draw:start-glue-point="2" draw:end-shape="id9" draw:end-glue-point="0" svg:d="M11405 15827l-2921 1651" svg:viewBox="0 0 2922 1652">
          <text:p/>
        </draw:connector>
        <draw:connector draw:style-name="gr2" draw:text-style-name="P2" xml:id="id8" draw:id="id8" draw:layer="layout" draw:type="line" svg:x1="11.405cm" svg:y1="15.827cm" svg:x2="14.453cm" svg:y2="17.478cm" draw:end-shape="id10" draw:end-glue-point="0" svg:d="M11405 15827l3048 1651" svg:viewBox="0 0 3049 1652">
          <text:p/>
        </draw:connector>
        <draw:frame draw:style-name="gr3" draw:text-style-name="P3" draw:layer="layout" svg:width="5.26cm" svg:height="0.962cm" svg:x="14.273cm" svg:y="16.516cm">
          <draw:text-box>
            <text:p>Don’t take item 4</text:p>
          </draw:text-box>
        </draw:frame>
        <draw:line draw:style-name="gr2" draw:text-style-name="P2" draw:layer="layout" svg:x1="10.135cm" svg:y1="16.97cm" svg:x2="7.468cm" svg:y2="20.018cm">
          <text:p/>
        </draw:line>
        <draw:line draw:style-name="gr2" draw:text-style-name="P2" draw:layer="layout" svg:x1="7.468cm" svg:y1="17.097cm" svg:x2="9.881cm" svg:y2="20.30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6T17:58:01.609820632</meta:creation-date>
    <dc:date>2019-04-16T22:41:29.851567896</dc:date>
    <meta:editing-duration>PT22M11S</meta:editing-duration>
    <meta:editing-cycles>3</meta:editing-cycles>
    <meta:generator>LibreOffice/6.0.7.3$Linux_X86_64 LibreOffice_project/00m0$Build-3</meta:generator>
    <meta:document-statistic meta:object-count="25"/>
  </office:meta>
</office:document-meta>
</file>